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padding="0in" fo:border-left="none" fo:border-right="none" fo:border-top="none" fo:border-bottom="0.0138in solid #3838f0" style:shadow="none">
        <style:tab-stops/>
      </style:paragraph-properties>
      <style:text-properties fo:color="#3838f0"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in" fo:border-left="none" fo:border-right="none" fo:border-top="none" fo:border-bottom="0.0138in solid #3838f0" style:shadow="none">
        <style:tab-stops/>
      </style:paragraph-properties>
      <style:text-properties fo:color="#3838f0"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T1" style:family="text">
      <style:text-properties fo:color="#5bae42"/>
    </style:style>
    <style:style style:name="T2" style:family="text">
      <style:text-properties fo:color="#5bae42" fo:background-color="#ffff00"/>
    </style:style>
    <style:style style:name="T3" style:family="text">
      <style:text-properties fo:color="#3838f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#ffff00"/>
    </style:style>
    <style:style style:name="T6" style:family="text">
      <style:text-properties style:use-window-font-color="true" fo:background-color="transparen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b8" style:background-transparency="0%" fo:padding="0.0591in" fo:border="0.0138in solid #3838f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11in" svg:y="0.0043in" svg:width="3.9563in" draw:z-index="0"><draw:text-box fo:min-height="1.5598in"><text:p text:style-name="P3">CONTACT</text:p><text:p text:style-name="P2"/><text:p text:style-name="P4"><text:span text:style-name="T3">P</text:span><text:tab/>CONTACT_ID<text:tab/><text:span text:style-name="T1">NUMBER</text:span></text:p><text:p text:style-name="P4"><text:tab/>FIRST_NAME<text:tab/><text:span text:style-name="T1">VARCHAR2(100)</text:span></text:p><text:p text:style-name="P4"><text:tab/>LAST_NAME<text:tab/><text:span text:style-name="T1">VARCHAR2(100)</text:span></text:p><text:p text:style-name="P4"><text:tab/>EMAIL<text:tab/><text:span text:style-name="T1">VARCHAR2(150)</text:span></text:p><text:p text:style-name="P4"><text:span text:style-name="T3">F</text:span><text:span text:style-name="T4"><text:tab/>CONTACT_TYPE</text:span><text:span text:style-name="T1"><text:tab/>NUMBER</text:span></text:p><text:p text:style-name="P2"/><text:p text:style-name="P2"><text:tab/>(PK) CONTACT_ID</text:p><text:p text:style-name="P2"><text:tab/>(FK) CONTACT_TYPE</text:p></draw:text-box></draw:frame><draw:frame draw:style-name="fr1" draw:name="Frame2" text:anchor-type="paragraph" svg:x="0.011in" svg:y="2.8583in" svg:width="3.9563in" draw:z-index="1"><draw:text-box fo:min-height="1.7445in"><text:p text:style-name="P3">ADDRESS</text:p><text:p text:style-name="P2"/><text:p text:style-name="P4"><text:span text:style-name="T3">P</text:span><text:tab/>ADDRESS_ID<text:tab/><text:span text:style-name="T1">NUMBER</text:span></text:p><text:p text:style-name="P4"><text:tab/>STREET_ADDRESS<text:tab/><text:span text:style-name="T1">VARCHAR2(255)</text:span></text:p><text:p text:style-name="P4"><text:tab/>CITY_ADDRESS<text:tab/><text:span text:style-name="T1">VARCHAR2(255)</text:span></text:p><text:p text:style-name="P4"><text:tab/>ZIP_ADDRESS<text:tab/><text:span text:style-name="T1">VARCHAR2(255)</text:span></text:p><text:p text:style-name="P4"><text:tab/>STATE_ADDRESS<text:tab/><text:span text:style-name="T1">VARCHAR2(255)</text:span></text:p><text:p text:style-name="P4"><text:span text:style-name="T3">F</text:span><text:span text:style-name="T4"><text:tab/>CONTACT_ID</text:span><text:span text:style-name="T1"><text:tab/>NUMBER</text:span></text:p><text:p text:style-name="P2"/><text:p text:style-name="P2"><text:tab/>(PK) ADDRESS_ID</text:p><text:p text:style-name="P2"><text:tab/>(FK) CONTACT_ID</text:p></draw:text-box></draw:frame><draw:frame draw:style-name="fr1" draw:name="Frame3" text:anchor-type="paragraph" svg:x="-0.002in" svg:y="5.5957in" svg:width="3.9563in" draw:z-index="2"><draw:text-box fo:min-height="1.3854in"><text:p text:style-name="P3">PRODUCT</text:p><text:p text:style-name="P2"/><text:p text:style-name="P4"><text:span text:style-name="T3">P</text:span><text:tab/>PRODUCT_ID<text:tab/><text:span text:style-name="T1">NUMBER</text:span></text:p><text:p text:style-name="P4"><text:tab/>SALES_PRICE<text:tab/><text:span text:style-name="T1">NUMBER</text:span></text:p><text:p text:style-name="P4"><text:tab/>DISPLAY_IMAGE<text:tab/><text:span text:style-name="T1">BLOB</text:span></text:p><text:p text:style-name="P4"><text:span text:style-name="T1"><text:tab/></text:span><text:span text:style-name="T4">DESCRIPTION</text:span><text:span text:style-name="T1"><text:tab/>VARCHAR(1023)</text:span></text:p><text:p text:style-name="P2"/><text:p text:style-name="P2"><text:tab/>(PK) PRODUCT_ID</text:p></draw:text-box></draw:frame><draw:frame draw:style-name="fr1" draw:name="Frame4" text:anchor-type="paragraph" svg:x="-0.0083in" svg:y="8.1583in" svg:width="3.9563in" draw:z-index="3"><draw:text-box fo:min-height="2.3055in"><text:p text:style-name="P3">SALES_ORDER</text:p><text:p text:style-name="P2"/><text:p text:style-name="P4"><text:span text:style-name="T3">P</text:span><text:tab/>ORDER_ID<text:tab/><text:span text:style-name="T1">NUMBER</text:span></text:p><text:p text:style-name="P4"><text:tab/>DATE_SUBMITTED<text:tab/><text:span text:style-name="T1">NUMBER</text:span></text:p><text:p text:style-name="P4"><text:span text:style-name="T1"><text:tab/></text:span><text:span text:style-name="T4">EVENT_DATE</text:span><text:span text:style-name="T1"><text:tab/>NUMBER</text:span></text:p><text:p text:style-name="P4"><text:tab/>PAYMENT<text:tab/><text:span text:style-name="T1">NUMBER</text:span></text:p><text:p text:style-name="P4"><text:span text:style-name="T3">F</text:span><text:span text:style-name="T4"><text:tab/>CONTACT_ID</text:span><text:span text:style-name="T1"><text:tab/>NUMBER</text:span></text:p><text:p text:style-name="P4"><text:span text:style-name="T3">F</text:span><text:span text:style-name="T1"><text:tab/></text:span><text:span text:style-name="T4">ADDRESS_ID</text:span><text:span text:style-name="T1"><text:tab/>NUMBER<text:tab/></text:span></text:p><text:p text:style-name="P2"/><text:p text:style-name="P2"><text:tab/>(PK) ORDER_ID</text:p><text:p text:style-name="P2"><text:tab/>(FK) CONTACT_ID</text:p><text:p text:style-name="P2"><text:tab/>(FK) ADDRESS_ID</text:p></draw:text-box></draw:frame><draw:frame draw:style-name="fr1" draw:name="Frame5" text:anchor-type="paragraph" svg:x="0.0311in" svg:y="11.5862in" svg:width="3.9563in" draw:z-index="4"><draw:text-box fo:min-height="1.9071in"><text:p text:style-name="P3">SALES_INVOICE_ITEM</text:p><text:p text:style-name="P2"/><text:p text:style-name="P4"><text:span text:style-name="T3">P</text:span><text:tab/>ITEM_ID<text:tab/><text:span text:style-name="T1">NUMBER</text:span></text:p><text:p text:style-name="P4"><text:span text:style-name="T1"><text:tab/></text:span><text:span text:style-name="T4">QUANTITY</text:span><text:span text:style-name="T1"><text:tab/>NUMBER</text:span></text:p><text:p text:style-name="P4"><text:span text:style-name="T3">F</text:span><text:span text:style-name="T1"><text:tab/></text:span><text:span text:style-name="T4">INVENTORY_ID</text:span><text:span text:style-name="T1"><text:tab/>NUMBER</text:span></text:p><text:p text:style-name="P4"><text:span text:style-name="T3">F</text:span><text:tab/>ORDER_ID<text:tab/><text:span text:style-name="T1">NUMBER</text:span></text:p><text:p text:style-name="P2"/><text:p text:style-name="P2"><text:tab/>(PK) ITEM_ID</text:p><text:p text:style-name="P2"><text:tab/>(FK) INVENTORY_ID</text:p><text:p text:style-name="P2"><text:tab/>(FK) ORDER_ID</text:p></draw:text-box></draw:frame><draw:frame draw:style-name="fr1" draw:name="Frame6" text:anchor-type="paragraph" svg:x="0.0311in" svg:y="14.0402in" svg:width="3.9563in" draw:z-index="5"><draw:text-box fo:min-height="1.5272in"><text:p text:style-name="P3">PHONE_NUMBER</text:p><text:p text:style-name="P2"/><text:p text:style-name="P4"><text:span text:style-name="T3">P</text:span><text:tab/>PHONE_ID<text:tab/><text:span text:style-name="T1">NUMBER</text:span></text:p><text:p text:style-name="P4"><text:span text:style-name="T1"><text:tab/></text:span><text:span text:style-name="T4">PHONE_NUMBER</text:span><text:span text:style-name="T1"><text:tab/>NUMBER</text:span></text:p><text:p text:style-name="P4"><text:span text:style-name="T3">F</text:span><text:tab/>CONTACT_ID<text:tab/><text:span text:style-name="T1">NUMBER</text:span></text:p><text:p text:style-name="P2"/><text:p text:style-name="P2"><text:tab/>(PK) PHONE_ID</text:p><text:p text:style-name="P2"><text:tab/>(FK) CONTACT_ID</text:p></draw:text-box></draw:frame><draw:frame draw:style-name="fr1" draw:name="Frame7" text:anchor-type="paragraph" svg:x="4.1484in" svg:y="3.5126in" svg:width="3.9563in" draw:z-index="6"><draw:text-box fo:min-height="1.7681in"><text:p text:style-name="P3">INVENTORY_ITEM</text:p><text:p text:style-name="P2"/><text:p text:style-name="P4"><text:span text:style-name="T3">P</text:span><text:tab/>ITEM_ID<text:tab/><text:span text:style-name="T1">NUMBER</text:span></text:p><text:p text:style-name="P4"><text:tab/>SUPPLIER_PRICE<text:tab/><text:span text:style-name="T1">NUMBER</text:span></text:p><text:p text:style-name="P4"><text:span text:style-name="T1"><text:tab/></text:span><text:span text:style-name="T4">STOCK_UNIT</text:span><text:span text:style-name="T1"><text:tab/>VARCHAR(255)</text:span></text:p><text:p text:style-name="P4"><text:tab/>IN_STOCK<text:tab/><text:span text:style-name="T1">NUMBER</text:span></text:p><text:p text:style-name="P4"><text:span text:style-name="T4"><text:tab/>PENDING_STOCK</text:span><text:span text:style-name="T1"><text:tab/>NUMBER</text:span></text:p><text:p text:style-name="P2"/><text:p text:style-name="P2"><text:tab/>(PK) ITEM_ID</text:p></draw:text-box></draw:frame><draw:frame draw:style-name="fr1" draw:name="Frame8" text:anchor-type="paragraph" svg:x="4.1646in" svg:y="5.6665in" svg:width="3.9563in" draw:z-index="7"><draw:text-box fo:min-height="1.7681in"><text:p text:style-name="P3">INGREDIENT_INVOICE_ITEM</text:p><text:p text:style-name="P2"/><text:p text:style-name="P4"><text:span text:style-name="T3">P</text:span><text:tab/>ITEM_ID<text:tab/><text:span text:style-name="T1">NUMBER</text:span></text:p><text:p text:style-name="P4"><text:span text:style-name="T1"><text:tab/></text:span><text:span text:style-name="T4">QUANTITY</text:span><text:span text:style-name="T1"><text:tab/>NUMBER</text:span></text:p><text:p text:style-name="P4"><text:span text:style-name="T3">F</text:span><text:span text:style-name="T1"><text:tab/></text:span><text:span text:style-name="T4">PRODUCT_ID</text:span><text:span text:style-name="T1"><text:tab/>NUMBER</text:span></text:p><text:p text:style-name="P4"><text:span text:style-name="T3">F</text:span><text:span text:style-name="T1"><text:tab/></text:span><text:span text:style-name="T4">INVENTORY_ID</text:span><text:span text:style-name="T1"><text:tab/>NUMBER<text:tab/></text:span></text:p><text:p text:style-name="P2"/><text:p text:style-name="P2"><text:tab/>(PK) ITEM_ID</text:p><text:p text:style-name="P2"><text:tab/>(FK) PRODUCT_ID</text:p><text:p text:style-name="P2"><text:tab/>(FK) INVENTORY_ID</text:p></draw:text-box></draw:frame><draw:frame draw:style-name="fr1" draw:name="Frame9" text:anchor-type="paragraph" svg:x="4.202in" svg:y="0.1457in" svg:width="3.9563in" draw:z-index="8"><draw:text-box fo:min-height="1.1665in"><text:p text:style-name="P3">CONTACT_INVOICE</text:p><text:p text:style-name="P2"/><text:p text:style-name="P4"><text:span text:style-name="T3">P</text:span><text:tab/>ID<text:tab/><text:span text:style-name="T1">NUMBER</text:span></text:p><text:p text:style-name="P4"><text:span text:style-name="T3">F</text:span><text:span text:style-name="T1"><text:tab/></text:span><text:span text:style-name="T4">CONTACT_TYPE_ID</text:span><text:span text:style-name="T1"><text:tab/>NUMBER</text:span></text:p><text:p text:style-name="P2"/><text:p text:style-name="P2"><text:tab/>(PK) ID</text:p><text:p text:style-name="P2"><text:tab/>(FK) CONTACT_TYPE</text:p></draw:text-box></draw:frame><draw:frame draw:style-name="fr1" draw:name="Frame11" text:anchor-type="paragraph" svg:x="4.2571in" svg:y="8.25in" svg:width="3.9563in" draw:z-index="9"><draw:text-box fo:min-height="1.5366in"><text:p text:style-name="P3">LOGIN</text:p><text:p text:style-name="P2"/><text:p text:style-name="P4"><text:span text:style-name="T3">P</text:span><text:tab/>USER_ID<text:tab/><text:span text:style-name="T1">NUMBER</text:span></text:p><text:p text:style-name="P4"><text:span text:style-name="T3">U</text:span><text:tab/>USERNAME<text:tab/><text:span text:style-name="T1">VARCHAR2(50)</text:span></text:p><text:p text:style-name="P4"><text:tab/>PASSWORD<text:tab/><text:span text:style-name="T1">VARCHAR2(50)</text:span></text:p><text:p text:style-name="P4"><text:span text:style-name="T3">F</text:span><text:span text:style-name="T1"><text:tab/></text:span><text:span text:style-name="T4">CONTACT_ID</text:span><text:span text:style-name="T1"><text:tab/>NUMBER</text:span></text:p><text:p text:style-name="P2"/><text:p text:style-name="P2"><text:tab/>(PK) USER_ID</text:p><text:p text:style-name="P2"><text:tab/>(U) USERNAME</text:p><text:p text:style-name="P2"><text:tab/>(FK) CONTACT_I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in" fo:page-height="2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2T21:00:42.86</meta:creation-date>
    <dc:date>2021-01-13T08:46:27.31</dc:date>
    <meta:editing-duration>PT11H22M39S</meta:editing-duration>
    <meta:editing-cycles>35</meta:editing-cycles>
    <meta:generator>OpenOffice/4.1.7$Win32 OpenOffice.org_project/417m1$Build-9800</meta:generator>
    <meta:document-statistic meta:table-count="0" meta:image-count="0" meta:object-count="0" meta:page-count="1" meta:paragraph-count="75" meta:word-count="162" meta:character-count="1314"/>
  </office:meta>
</office:document-meta>
</file>